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0"/>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0"/>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0"/>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 style:display-name="PageStyle_D-People_living_in_households_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